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F3333"/>
    </style:style>
    <style:style style:name="ce6" style:family="table-cell" style:parent-style-name="Default" style:data-style-name="N0">
      <style:table-cell-properties style:vertical-align="automatic" style:shrink-to-fit="true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ext-properties fo:color="#009900"/>
    </style:style>
    <style:style style:name="ce15" style:family="table-cell" style:parent-style-name="Default" style:data-style-name="N0">
      <style:text-properties fo:color="#0000FF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8.46666666666667cm"/>
    </style:style>
    <style:style style:name="co9" style:family="table-column">
      <style:table-column-properties fo:break-before="auto" style:column-width="6.2177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9.5pt" style:use-optimal-row-height="false" fo:break-before="auto"/>
    </style:style>
    <style:style style:name="ro4" style:family="table-row">
      <style:table-row-properties style:row-height="72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3" table:style-name="ce7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8">
            <text:p>EPIC: MÓDULO RH (RECURSOS HUMANOS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8">
            <text:p>CHAPTER 1: SERVI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x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sult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Listar Servid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tualiz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n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Ex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Consultar Informação Complementar Servidor (Perfil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List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Atualiz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n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Ex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Consultar Informação Complementar Servidor (Capacitação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List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Atualiz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1">
            <text:p>Definir parâmetros para relatório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seria uma funcionalidade para</text:p>
            <text:p><text:s/>selecionar a partir dos campos</text:p>
            <text:p><text:s/>Do servidor quais campos</text:p>
            <text:p>Serão incluídos no relatório</text:p>
            <text:p><text:s/>(parametrização)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Gerar relatório servidor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Gerar declaração servidor ???</text:p>
          </table:table-cell>
          <table:table-cell office:value-type="string" table:style-name="ce4">
            <text:p>Importante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Gerar portaria inicial de localização</text:p>
          </table:table-cell>
          <table:table-cell office:value-type="string" table:style-name="ce4">
            <text:p>Úti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erificar como faremos a</text:p>
            <text:p><text:s/>Numeração da portari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CHAPTER 2: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19" table:style-name="ce4">
            <text:p>19</text:p>
          </table:table-cell>
          <table:table-cell office:value-type="string" table:style-name="ce4">
            <text:p>In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- Incluir o setor “Direção Geral” que não possui Setor responsável</text:p>
            <text:p>e verificar sua Inclusão no banco de dados.</text:p>
            <text:p>- Incluir o setor “Ensino” e colocar o setor “Direção Geral”</text:p>
            <text:p>como responsável por este setor. Verificar sua inclusão no</text:p>
            <text:p><text:s/>Banco de dados.</text:p>
            <text:p>- Incluir um setor e deixar o “nome do setor” em branco.</text:p>
            <text:p>O sistema deverá dar uma msg de erro.</text:p>
            <text:p>- A tela deverá possuir o CSS já aplicado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Ex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Consulta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Listar Set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Atualizar Setor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Efetuar autentic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Esqueci minha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In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Alter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Ex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Consult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Associ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">
            <text:p>CHAPTER 2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Criar Repositório do Projeto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Criar Projeto Eclipse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table:number-columns-repeated="5" table:style-name="ce4"/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Spring_Backlog_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16378" table:default-cell-style-name="ce1"/>
        <table:table-row table:style-name="ro5">
          <table:table-cell office:value-type="string" table:style-name="ce10">
            <text:p>Sprint 1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1">
            <text:p>Início: 21/03/1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1">
            <text:p>Final: 11/04/1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19 – Incluir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1">
            <text:p>Esforço</text:p>
          </table:table-cell>
          <table:table-cell office:value-type="string" table:style-name="ce11">
            <text:p>Data Início</text:p>
          </table:table-cell>
          <table:table-cell office:value-type="string" table:style-name="ce11">
            <text:p>Data Fim</text:p>
          </table:table-cell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crever a estória de usuário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elar as classe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1 hora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iar diagrama de sequênc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Criar a interface HTML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3T00:00:00" table:style-name="ce13">
            <text:p>13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mplementar as validações (lado cliente)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6 horas</text:p>
          </table:table-cell>
          <table:table-cell office:value-type="date" office:date-value="2015-10-14T00:00:00" table:style-name="ce13">
            <text:p>14/10/15</text:p>
          </table:table-cell>
          <table:table-cell office:value-type="date" office:date-value="2015-10-15T00:00:00" table:style-name="ce13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Definir estilos (CSS)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16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5T00:00:00" table:style-name="ce13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os servlets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as validações (lado servidor)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8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as classes de acesso ao BD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Criar o script do BD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2T00:00:00" table:style-name="ce13">
            <text:p>1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star a funcionalidade de inclusão de setor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4 horas</text:p>
          </table:table-cell>
          <table:table-cell office:value-type="date" office:date-value="2015-10-20T00:00:00" table:style-name="ce13">
            <text:p>20/10/15</text:p>
          </table:table-cell>
          <table:table-cell office:value-type="date" office:date-value="2015-10-21T00:00:00" table:style-name="ce13">
            <text:p>21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finamento implementação (após testes)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8 horas</text:p>
          </table:table-cell>
          <table:table-cell office:value-type="date" office:date-value="2015-10-21T00:00:00" table:style-name="ce13">
            <text:p>21/10/15</text:p>
          </table:table-cell>
          <table:table-cell office:value-type="date" office:date-value="2015-10-22T00:00:00" table:style-name="ce13">
            <text:p>2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monstrar a estór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3">
            <text:p>26/10/15</text:p>
          </table:table-cell>
          <table:table-cell office:value-type="date" office:date-value="2015-10-26T00:00:00" table:style-name="ce13">
            <text:p>26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inir os requisitos não funcionai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3">
            <text:p>26/10/15</text:p>
          </table:table-cell>
          <table:table-cell office:value-type="date" office:date-value="2015-10-26T00:00:00" table:style-name="ce13">
            <text:p>26/10/15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32 – Criar Repositóri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1">
            <text:p>Esforço</text:p>
          </table:table-cell>
          <table:table-cell office:value-type="string" table:style-name="ce16">
            <text:p>Data início</text:p>
          </table:table-cell>
          <table:table-cell office:value-type="string" table:style-name="ce16">
            <text:p>Data fim</text:p>
          </table:table-cell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udar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Quais comandos necessários para instalar e (CONCLUÍDO)usar 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ar repositório no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r a estrutura de pastas</text:p>
          </table:table-cell>
          <table:table-cell office:value-type="string" table:style-name="ce1">
            <text:p>Matheus</text:p>
          </table:table-cell>
          <table:table-cell office:value-type="string" table:style-name="ce17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erir colaboradores do projeto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talar cliente Git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Nas máquinas que farão acesso a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lizar testes de conexao com o repositório</text:p>
          </table:table-cell>
          <table:table-cell office:value-type="string" table:style-name="ce1">
            <text:p>Matheus<text:s/></text:p>
          </table:table-cell>
          <table:table-cell office:value-type="string" table:style-name="ce1">
            <text:p>3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Gravar projeto via cliente, clonar projeto dentre outr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resentar aos colegas<text:s/>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33 – Criar Diagrama de Class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8">
            <text:p>Esforço</text:p>
          </table:table-cell>
          <table:table-cell table:number-columns-repeated="2" table:style-name="ce11"/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talar Astah Comunity 7.0</text:p>
          </table:table-cell>
          <table:table-cell office:value-type="string" table:style-name="ce17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5-10-07T00:00:00" table:style-name="ce13">
            <text:p>07/10/15</text:p>
          </table:table-cell>
          <table:table-cell office:value-type="date" office:date-value="2015-10-07T00:00:00" table:style-name="ce13">
            <text:p>07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studar melhores práticas do diagrama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5-10-07T00:00:00" table:style-name="ce13">
            <text:p>07/10/15</text:p>
          </table:table-cell>
          <table:table-cell office:value-type="date" office:date-value="2015-10-07T00:00:00" table:style-name="ce13">
            <text:p>07/10/15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Implementar diagrama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 horas</text:p>
          </table:table-cell>
          <table:table-cell table:number-columns-repeated="16381" table:style-name="ce1"/>
        </table:table-row>
        <table:table-row table:number-rows-repeated="104854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4T00:30:33Z</dc:date>
    <meta:editing-cycles>19</meta:editing-cycles>
    <meta:editing-duration>PT13805S</meta:editing-duration>
  </office:meta>
</office:document-meta>
</file>